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3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92in" fo:margin-left="0in" fo:margin-right="-0.0042in" table:align="margins"/>
    </style:style>
    <style:style style:name="Table1.A" style:family="table-column">
      <style:table-column-properties style:column-width="0.409in" style:rel-column-width="589*"/>
    </style:style>
    <style:style style:name="Table1.B" style:family="table-column">
      <style:table-column-properties style:column-width="1.2792in" style:rel-column-width="1842*"/>
    </style:style>
    <style:style style:name="Table1.C" style:family="table-column">
      <style:table-column-properties style:column-width="5.241in" style:rel-column-width="7547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itle" style:master-page-name="Standard">
      <style:paragraph-properties fo:margin-top="0.1528in" fo:margin-bottom="0.0417in" fo:text-align="center" style:justify-single-word="false" style:page-number="auto"/>
      <style:text-properties style:font-name="DejaVu Sans" style:font-name-asian="DejaVu Sans" style:language-asian="zh" style:country-asian="CN"/>
    </style:style>
    <style:style style:name="P13" style:family="paragraph" style:parent-style-name="Table_20_Contents">
      <style:text-properties style:font-name="DejaVu Sans" style:font-name-asian="DejaVu Sans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2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1-09-13">
            <text:p text:style-name="P6">09/13/11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肖继华，徐文钢，白帆，王正明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egg2目前的性能问题</text:p>
          </table:table-cell>
          <table:table-cell table:style-name="Table1.C2" office:value-type="string">
            <text:p text:style-name="P10">1. 肖继华新建一个url egg，减少查询的时间。</text:p>
            <text:p text:style-name="P10">2. 把35从egg集群中去除，测试性能变化。</text:p>
            <text:p text:style-name="P10">3. 目标性能每日达到50w，3台机器。每新增一台机器，提升10-20万的新闻处理量。</text:p>
          </table:table-cell>
        </table:table-row>
        <table:table-row>
          <table:table-cell table:style-name="Table1.A2" office:value-type="float" office:value="2">
            <text:p text:style-name="P10">2</text:p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1-09-13T11:13:59</dc:date>
    <dc:creator>justin </dc:creator>
    <meta:editing-duration>PT06H32M28S</meta:editing-duration>
    <meta:editing-cycles>238</meta:editing-cycles>
    <meta:generator>OpenOffice.org/3.2$Unix OpenOffice.org_project/320m12$Build-9483</meta:generator>
    <meta:document-statistic meta:table-count="2" meta:image-count="0" meta:object-count="0" meta:page-count="2" meta:paragraph-count="27" meta:word-count="90" meta:character-count="218"/>
  </office:meta>
</office:document-meta>
</file>